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#Stichkabel offen</text:p>
          </table:table-cell>
          <table:table-cell/>
        </table:table-row>
        <table:table-row table:style-name="ro2">
          <table:table-cell office:value-type="string">
            <text:p>#f [Mhz]</text:p>
          </table:table-cell>
          <table:table-cell office:value-type="string">
            <text:p>Upp [mV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table:style-name="ce1" office:value-type="float" office:value="19.7">
            <text:p>19,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.4">
            <text:p>59,4</text:p>
          </table:table-cell>
          <table:table-cell office:value-type="float" office:value="9.5">
            <text:p>9,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78.5">
            <text:p>178,5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8">
            <text:p>38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16.11.2015</text:date>, <text:time>16:07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5:25:55.70</meta:creation-date>
    <dc:date>2015-11-16T16:07:11.54</dc:date>
    <meta:editing-duration>PT10M15S</meta:editing-duration>
    <meta:editing-cycles>1</meta:editing-cycles>
    <meta:document-statistic meta:table-count="3" meta:cell-count="97" meta:object-count="0"/>
    <meta:generator>OpenOffice/4.1.0$Win32 OpenOffice.org_project/410m18$Build-9764</meta:generator>
  </office:meta>
</office:document-meta>
</file>